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4911" officeooo:paragraph-rsid="00174911"/>
    </style:style>
    <style:style style:name="P2" style:family="paragraph" style:parent-style-name="Standard">
      <style:paragraph-properties fo:text-align="center" style:justify-single-word="false"/>
      <style:text-properties fo:font-size="15pt" officeooo:rsid="00174911" officeooo:paragraph-rsid="00174911" style:font-size-asian="15pt" style:font-size-complex="15pt"/>
    </style:style>
    <style:style style:name="P3" style:family="paragraph" style:parent-style-name="Standard">
      <style:paragraph-properties fo:text-align="start" style:justify-single-word="false"/>
      <style:text-properties fo:font-size="12pt" officeooo:rsid="00174911" officeooo:paragraph-rsid="00174911" style:font-size-asian="10.5pt" style:font-size-complex="12pt"/>
    </style:style>
    <style:style style:name="P4" style:family="paragraph" style:parent-style-name="Standard">
      <style:paragraph-properties fo:text-align="start" style:justify-single-word="false"/>
      <style:text-properties fo:font-size="12pt" officeooo:rsid="001a6087" officeooo:paragraph-rsid="001a6087" style:font-size-asian="10.5pt" style:font-size-complex="12pt"/>
    </style:style>
    <style:style style:name="P5" style:family="paragraph" style:parent-style-name="Standard">
      <style:paragraph-properties fo:text-align="start" style:justify-single-word="false"/>
      <style:text-properties fo:font-size="12pt" officeooo:rsid="001bdcdf" officeooo:paragraph-rsid="001bdcdf" style:font-size-asian="10.5pt" style:font-size-complex="12pt"/>
    </style:style>
    <style:style style:name="P6" style:family="paragraph" style:parent-style-name="Standard">
      <style:paragraph-properties fo:text-align="start" style:justify-single-word="false"/>
      <style:text-properties fo:font-size="12pt" officeooo:rsid="00174911" officeooo:paragraph-rsid="00174911" style:font-size-asian="10.5pt" style:font-size-complex="12pt"/>
    </style:style>
    <style:style style:name="P7" style:family="paragraph" style:parent-style-name="Standard">
      <style:paragraph-properties fo:text-align="start" style:justify-single-word="false"/>
      <style:text-properties fo:font-size="12pt" officeooo:rsid="001dfee6" officeooo:paragraph-rsid="001dfee6" style:font-size-asian="10.5pt" style:font-size-complex="12pt"/>
    </style:style>
    <style:style style:name="T1" style:family="text">
      <style:text-properties officeooo:rsid="0017833a"/>
    </style:style>
    <style:style style:name="T2" style:family="text">
      <style:text-properties officeooo:rsid="001a6087"/>
    </style:style>
    <style:style style:name="T3" style:family="text">
      <style:text-properties officeooo:rsid="001d6c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LAROCHETTE Léonard</text:p>
      <text:p text:style-name="P2">Rapport projet Angular</text:p>
      <text:p text:style-name="P2"/>
      <text:p text:style-name="P3">Notre application répond quasiment à toutes les demandes.</text:p>
      <text:p text:style-name="P3">Elle possède : </text:p>
      <text:p text:style-name="P3">- une page d’accueil</text:p>
      <text:p text:style-name="P3">- une page de contact qui envoie un message en console</text:p>
      <text:p text:style-name="P3">- La liste de tous les véhicules disponibles</text:p>
      <text:p text:style-name="P3">- On peut effectuer deux filtres sur cette liste de recherche</text:p>
      <text:p text:style-name="P3">- On peut afficher les détails d’un véhicule sélectionné</text:p>
      <text:p text:style-name="P3">- On peut se déconnecter <text:s/>et se connecter en tant qu’utilisateur et Admin</text:p>
      <text:p text:style-name="P3">- On peut voir les infos de l’utilisateur sur sa page compte si on est connecté</text:p>
      <text:p text:style-name="P3"/>
      <text:p text:style-name="P3">- On peut ajouter, modifier et supprimer un véhicule.</text:p>
      <text:p text:style-name="P3"/>
      <text:p text:style-name="P3">Je pense donc qu’elle répond partiellement aux demandes faites, seul la partie réservation n’a pas été abordé.</text:p>
      <text:p text:style-name="P3"/>
      <text:p text:style-name="P3">Personnellement, j’ai travaillé sur la page d’accueil, la page de contact, l’affichage de la liste des véhicules, les filtres de recherche et l’affichage des détails d’un véhicule ainsi que sur le CRUD des véhicules. <text:span text:style-name="T2">J’ai également mis en place le service interrogeant l’API. </text:span>J’ai donc principalement travaillé sur la gestion des voitures, <text:span text:style-name="T1">cela était un sujet assez vaste pour découvrir et appréhender Angular</text:span>.</text:p>
      <text:p text:style-name="P3"/>
      <text:p text:style-name="P4">Nous avons plusieurs services, un interrogeant l’API, un gérant l’authentification et un afin d’envoyer des messages à l’utilisateur.</text:p>
      <text:p text:style-name="P4"/>
      <text:p text:style-name="P4">Le projet s’est globalement bien passé, j’ai personnellement mis du temps à comprendre la logique Angular mais l’interactivité est vraiment agréable.</text:p>
      <text:p text:style-name="P4"/>
      <text:p text:style-name="P4">N’étant pas personnellement adepte de développement Web, le fait de faire du html m’a un peu freiné.</text:p>
      <text:p text:style-name="P4"/>
      <text:p text:style-name="P5">Je ne suis pas sûr que l’on ait vraiment respecté les méthodes agiles, je pense que nous avons passé trop de temps à réflechir avant d’agir. Nous n’avons pas assez <text:span text:style-name="T3">respecté les sprints à mon avis. Nous avons néanmoins mis en place un poker Planning et un Kanban ainsi que des merge requests sur chaque fonctionnalité.</text:span></text:p>
      <text:p text:style-name="P5"/>
      <text:p text:style-name="P5"><text:tab/><text:span text:style-name="T3">L’avantage du kanban est que même après plusieurs jours sans avoir abordé le projet, nous savons rapidement où nous en sommes.</text:span></text:p>
      <text:p text:style-name="P5"><text:tab/><text:span text:style-name="T3">Les merge requests elles sont bénéfiques pour éviter de planter la branche principale et permettre d’impliquer les autres personnes travaiilant sur ce même projet.</text:span></text:p>
      <text:p text:style-name="P3"/>
      <text:p text:style-name="P7">Je pense que l’on a correctement utilisé Git.</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1T13:40:49.257620545</meta:creation-date>
    <dc:date>2023-04-21T14:30:05.644094214</dc:date>
    <meta:editing-duration>PT36M38S</meta:editing-duration>
    <meta:editing-cycles>5</meta:editing-cycles>
    <meta:generator>LibreOffice/7.3.5.2$Linux_X86_64 LibreOffice_project/30$Build-2</meta:generator>
    <meta:document-statistic meta:table-count="0" meta:image-count="0" meta:object-count="0" meta:page-count="1" meta:paragraph-count="21" meta:word-count="342" meta:character-count="2107" meta:non-whitespace-character-count="1782"/>
  </office:meta>
</office:document-meta>
</file>